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d01d1" officeooo:paragraph-rsid="001d01d1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weight="normal" officeooo:rsid="001d01d1" officeooo:paragraph-rsid="001d5744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fo:font-weight="normal" officeooo:rsid="001d01d1" officeooo:paragraph-rsid="001dfff4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font-weight="normal" officeooo:rsid="001dfff4" officeooo:paragraph-rsid="001dfff4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font-weight="normal" officeooo:rsid="001dfff4" officeooo:paragraph-rsid="001ecdea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weight="bold" officeooo:rsid="00207af8" officeooo:paragraph-rsid="00207af8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2pt" fo:font-weight="bold" officeooo:rsid="00207af8" officeooo:paragraph-rsid="00211bfc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8pt" fo:font-weight="bold" officeooo:rsid="001d01d1" officeooo:paragraph-rsid="001d01d1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justify" style:justify-single-word="false"/>
      <style:text-properties officeooo:rsid="0022e820" officeooo:paragraph-rsid="0022e820"/>
    </style:style>
    <style:style style:name="P10" style:family="paragraph" style:parent-style-name="Standard">
      <style:paragraph-properties fo:text-align="start" style:justify-single-word="false"/>
      <style:text-properties officeooo:rsid="0022e820" officeooo:paragraph-rsid="0022e820"/>
    </style:style>
    <style:style style:name="P11" style:family="paragraph" style:parent-style-name="Standard">
      <style:paragraph-properties fo:text-align="justify" style:justify-single-word="false"/>
      <style:text-properties fo:font-size="18pt" fo:font-weight="normal" officeooo:rsid="001d5744" officeooo:paragraph-rsid="001d5744" style:font-size-asian="18pt" style:font-weight-asian="normal" style:font-size-complex="18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8pt" fo:font-weight="normal" officeooo:rsid="001d5744" officeooo:paragraph-rsid="001dfff4" style:font-size-asian="18pt" style:font-weight-asian="normal" style:font-size-complex="18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8pt" fo:font-weight="normal" officeooo:rsid="001dfff4" officeooo:paragraph-rsid="001dfff4" style:font-size-asian="18pt" style:font-weight-asian="normal" style:font-size-complex="18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8pt" fo:font-weight="normal" officeooo:rsid="001dfff4" officeooo:paragraph-rsid="001ecdea" style:font-size-asian="18pt" style:font-weight-asian="normal" style:font-size-complex="18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8pt" fo:font-weight="normal" officeooo:rsid="001dc98f" officeooo:paragraph-rsid="001dfff4" style:font-size-asian="18pt" style:font-weight-asian="normal" style:font-size-complex="18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8pt" fo:font-weight="normal" officeooo:rsid="001ecdea" officeooo:paragraph-rsid="001ecdea" style:font-size-asian="18pt" style:font-weight-asian="normal" style:font-size-complex="18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use-window-font-color="true" fo:font-size="18pt" fo:font-weight="normal" officeooo:rsid="00207af8" officeooo:paragraph-rsid="00207af8" style:font-size-asian="18pt" style:font-weight-asian="normal" style:font-size-complex="18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use-window-font-color="true" fo:font-size="18pt" fo:font-weight="normal" officeooo:rsid="00211bfc" officeooo:paragraph-rsid="00211bfc" style:font-size-asian="18pt" style:font-weight-asian="normal" style:font-size-complex="18pt" style:font-weight-complex="normal"/>
    </style:style>
    <style:style style:name="P19" style:family="paragraph" style:parent-style-name="Standard" style:list-style-name="L1">
      <style:paragraph-properties fo:text-align="justify" style:justify-single-word="false"/>
      <style:text-properties style:use-window-font-color="true" fo:font-size="18pt" fo:font-weight="normal" officeooo:rsid="0022e820" officeooo:paragraph-rsid="0022e820" style:font-size-asian="18pt" style:font-weight-asian="normal" style:font-size-complex="18pt" style:font-weight-complex="normal"/>
    </style:style>
    <style:style style:name="P20" style:family="paragraph" style:parent-style-name="Standard" style:list-style-name="L1">
      <style:paragraph-properties fo:text-align="justify" style:justify-single-word="false"/>
      <style:text-properties style:use-window-font-color="true" fo:font-size="18pt" fo:font-weight="normal" officeooo:rsid="0022e820" officeooo:paragraph-rsid="0024e659" style:font-size-asian="18pt" style:font-weight-asian="normal" style:font-size-complex="18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use-window-font-color="true" fo:font-size="18pt" fo:font-weight="normal" officeooo:rsid="0022e820" officeooo:paragraph-rsid="0022e820" style:font-size-asian="18pt" style:font-weight-asian="normal" style:font-size-complex="18pt" style:font-weight-complex="normal"/>
    </style:style>
    <style:style style:name="P22" style:family="paragraph" style:parent-style-name="Standard" style:list-style-name="L1">
      <style:paragraph-properties fo:text-align="justify" style:justify-single-word="false"/>
      <style:text-properties style:use-window-font-color="true" fo:font-size="18pt" fo:font-weight="normal" officeooo:rsid="0024e659" officeooo:paragraph-rsid="0024e659" style:font-size-asian="18pt" style:font-weight-asian="normal" style:font-size-complex="18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use-window-font-color="true" fo:font-size="18pt" fo:font-weight="normal" officeooo:rsid="0024e659" officeooo:paragraph-rsid="0022e820" style:font-size-asian="18pt" style:font-weight-asian="normal" style:font-size-complex="18pt" style:font-weight-complex="normal"/>
    </style:style>
    <style:style style:name="P24" style:family="paragraph" style:parent-style-name="Standard" style:list-style-name="L1">
      <style:paragraph-properties fo:text-align="justify" style:justify-single-word="false"/>
      <style:text-properties officeooo:paragraph-rsid="00211bfc"/>
    </style:style>
    <style:style style:name="P25" style:family="paragraph" style:parent-style-name="Standard" style:list-style-name="L1">
      <style:paragraph-properties fo:text-align="justify" style:justify-single-word="false"/>
      <style:text-properties officeooo:rsid="0022e820" officeooo:paragraph-rsid="0022e820"/>
    </style:style>
    <style:style style:name="P26" style:family="paragraph" style:parent-style-name="Standard" style:list-style-name="L1">
      <style:paragraph-properties fo:text-align="start" style:justify-single-word="false"/>
      <style:text-properties officeooo:rsid="0024e659" officeooo:paragraph-rsid="0024e659"/>
    </style:style>
    <style:style style:name="P27" style:family="paragraph" style:parent-style-name="Standard">
      <style:paragraph-properties fo:text-align="center" style:justify-single-word="false"/>
      <style:text-properties fo:font-size="20pt" fo:font-weight="bold" officeooo:rsid="001d01d1" officeooo:paragraph-rsid="001d01d1" style:font-size-asian="20pt" style:font-weight-asian="bold" style:font-size-complex="20pt" style:font-weight-complex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1d5744" style:font-size-asian="18pt" style:font-size-complex="18pt"/>
    </style:style>
    <style:style style:name="T3" style:family="text">
      <style:text-properties fo:font-size="18pt" officeooo:rsid="001dc98f" style:font-size-asian="18pt" style:font-size-complex="18pt"/>
    </style:style>
    <style:style style:name="T4" style:family="text">
      <style:text-properties fo:font-size="18pt" officeooo:rsid="001dfff4" style:font-size-asian="18pt" style:font-size-complex="18pt"/>
    </style:style>
    <style:style style:name="T5" style:family="text">
      <style:text-properties fo:font-size="18pt" officeooo:rsid="001d01d1" style:font-size-asian="18pt" style:font-size-complex="18pt"/>
    </style:style>
    <style:style style:name="T6" style:family="text">
      <style:text-properties fo:font-size="18pt" officeooo:rsid="001ecdea" style:font-size-asian="18pt" style:font-size-complex="18pt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18pt" fo:font-weight="bold" officeooo:rsid="001ecdea" style:font-size-asian="18pt" style:font-weight-asian="bold" style:font-size-complex="18pt" style:font-weight-complex="bold"/>
    </style:style>
    <style:style style:name="T9" style:family="text">
      <style:text-properties fo:font-size="18pt" fo:font-weight="normal" style:font-size-asian="18pt" style:font-weight-asian="normal" style:font-size-complex="18pt" style:font-weight-complex="normal"/>
    </style:style>
    <style:style style:name="T10" style:family="text">
      <style:text-properties fo:font-size="18pt" fo:font-weight="normal" officeooo:rsid="00262f35" style:font-size-asian="18pt" style:font-weight-asian="normal" style:font-size-complex="18pt" style:font-weight-complex="normal"/>
    </style:style>
    <style:style style:name="T11" style:family="text">
      <style:text-properties fo:color="#c9211e" fo:font-size="18pt" fo:font-weight="bold" officeooo:rsid="001ecdea" style:font-size-asian="18pt" style:font-weight-asian="bold" style:font-size-complex="18pt" style:font-weight-complex="bold"/>
    </style:style>
    <style:style style:name="T12" style:family="text">
      <style:text-properties style:use-window-font-color="true" fo:font-size="18pt" style:font-size-asian="18pt" style:font-size-complex="18pt"/>
    </style:style>
    <style:style style:name="T13" style:family="text">
      <style:text-properties style:use-window-font-color="true" fo:font-size="18pt" officeooo:rsid="001ecdea" style:font-size-asian="18pt" style:font-size-complex="18pt"/>
    </style:style>
    <style:style style:name="T14" style:family="text"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T15" style:family="text">
      <style:text-properties style:use-window-font-color="true" fo:font-size="18pt" fo:font-weight="normal" officeooo:rsid="00211bfc" style:font-size-asian="18pt" style:font-weight-asian="normal" style:font-size-complex="18pt" style:font-weight-complex="normal"/>
    </style:style>
    <style:style style:name="T16" style:family="text">
      <style:text-properties style:use-window-font-color="true" fo:font-size="18pt" fo:font-weight="normal" officeooo:rsid="0022e820" style:font-size-asian="18pt" style:font-weight-asian="normal" style:font-size-complex="18pt" style:font-weight-complex="normal"/>
    </style:style>
    <style:style style:name="T17" style:family="text">
      <style:text-properties style:use-window-font-color="true" fo:font-size="18pt" fo:font-weight="normal" officeooo:rsid="00232ff4" style:font-size-asian="18pt" style:font-weight-asian="normal" style:font-size-complex="18pt" style:font-weight-complex="normal"/>
    </style:style>
    <style:style style:name="T18" style:family="text">
      <style:text-properties style:use-window-font-color="true" fo:font-size="18pt" fo:font-weight="normal" officeooo:rsid="0024e659" style:font-size-asian="18pt" style:font-weight-asian="normal" style:font-size-complex="18pt" style:font-weight-complex="normal"/>
    </style:style>
    <style:style style:name="T19" style:family="text">
      <style:text-properties style:use-window-font-color="true" fo:font-size="18pt" fo:font-weight="normal" officeooo:rsid="00262f35" style:font-size-asian="18pt" style:font-weight-asian="normal" style:font-size-complex="18pt" style:font-weight-complex="normal"/>
    </style:style>
    <style:style style:name="T20" style:family="text">
      <style:text-properties fo:color="#ff0000" fo:font-size="18pt" fo:font-weight="bold" officeooo:rsid="001ecdea" style:font-size-asian="18pt" style:font-weight-asian="bold" style:font-size-complex="18pt" style:font-weight-complex="bold"/>
    </style:style>
    <style:style style:name="T21" style:family="text">
      <style:text-properties fo:color="#ff0000" fo:font-size="18pt" style:font-size-asian="18pt" style:font-size-complex="18pt"/>
    </style:style>
    <style:style style:name="T22" style:family="text">
      <style:text-properties fo:color="#ff0000" fo:font-size="18pt" officeooo:rsid="00211bfc" style:font-size-asian="18pt" style:font-size-complex="18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Projeto de MO445</text:p>
      <text:p text:style-name="P27">02/2021</text:p>
      <text:p text:style-name="P27">Prof. Alexandre Falcão</text:p>
      <text:p text:style-name="P1"/>
      <text:p text:style-name="P1"/>
      <text:p text:style-name="P8"/>
      <text:p text:style-name="P2"><text:span text:style-name="T1">Conforme vimos na disciplina, a segmentação de imagem requer localização e delineamento de objetos. No caso de uma IFT baseada em marcadores internos e externos, os marcadores (normalmente selecionados pelo usuário) provêem a localização e o algoritmo da IFT o delineamento. Quando usamos um modelo FCNN, como uma U-Net, o modelo atribui os r</text:span><text:span text:style-name="T2">ó</text:span><text:span text:style-name="T1">tulos aos pixels da imagem sem explorar conectividade e topologia associada aos componentes. Como vantagens em relação ao modelo U-Net, a IFT explora conectividade, consegue definir cada objeto como um componente conexo, e possibilita um delineamento sob controle do usuário, quando os marcadores são sel</text:span><text:span text:style-name="T2">e</text:span><text:span text:style-name="T1">cionados </text:span><text:span text:style-name="T2">por múltiplas intervenções do usuário</text:span><text:span text:style-name="T1">. Por outro lado, para segmentar múltiplas imagens com objetos similares (cosegmentação) usando a IFT, o usuário precisa colocar marcadores em todas elas. </text:span><text:span text:style-name="T2">Mesmo a segmentação de uma única imagem pode requerer várias intervenções. </text:span><text:span text:style-name="T1">A U-Net, por outro lado, uma vez treinada, pode ser usada para segmentar os objetos em todas as imagens. </text:span><text:span text:style-name="T2">Muito embora gere falsos positivos, filtros de pós-processamento podem ser aplicados para melhorar seu resultado. </text:span></text:p>
      <text:p text:style-name="P11"/>
      <text:p text:style-name="P3"><text:span text:style-name="T1">Neste projeto, portanto, vamos avaliar a possibi</text:span><text:span text:style-name="T4">l</text:span><text:span text:style-name="T1">idade de combinarmos uma IFT baseada em marcadores com uma U-Net <text:s text:c="2"/></text:span><text:span text:style-name="T4">de modo a explorar as vantagens de ambos métodos para a cosegmentação de objetos em múltiplas imagens de um dataset. </text:span></text:p>
      <text:p text:style-name="P13"/>
      <text:p text:style-name="P3"><text:span text:style-name="T4">O</text:span><text:span text:style-name="T3"> objetivo do projeto é avaliar se à medida que você segmenta de forma interativa as imagens de um dataset usando o método Dynamic Trees, que você já implementou na libmo445, com base no algoritmo da IFT, as máscaras de segmentação resultantes </text:span><text:soft-page-break/><text:span text:style-name="T3">podem ser usadas </text:span><text:span text:style-name="T4">para treinar a U-Net e esta pode ser usada para segmentar automaticamente as demais imagens do dataset, reduzindo o esforço do usuário na seleção de marcadores. </text:span><text:span text:style-name="T3"><text:s text:c="2"/></text:span></text:p>
      <text:p text:style-name="P15"/>
      <text:p text:style-name="P3"><text:span text:style-name="T3">Para o projeto, você está recebendo o pacote em </text:span><text:a xlink:type="simple" xlink:href="https://github.com/LIDS-UNICAMP/mo445-2s2021" text:style-name="Internet_20_link" text:visited-style-name="Visited_20_Internet_20_Link"><text:span text:style-name="T3">https://github.com/LIDS-UNICAMP/mo445-2s2021</text:span></text:a><text:span text:style-name="T3"> com um arquivo arch-unet.json de exemplo, uma pasta datasets, com 5 datasets, </text:span><text:span text:style-name="T4">a libmo445, </text:span><text:span text:style-name="T3">e scripts .sh que vão lhe ajudar a entender a ordem de execução dos métodos. </text:span></text:p>
      <text:p text:style-name="P15"/>
      <text:p text:style-name="P4"><text:span text:style-name="T3">O </text:span><text:span text:style-name="T1">arquivo </text:span><text:span text:style-name="T7">arch-unet.json </text:span><text:span text:style-name="T1">contém a arquitetura do codificador da U-Net. Este codificador será projetado </text:span><text:span text:style-name="T5">a partir dos mesmos marcadores usando a metodologia FLIM. </text:span><text:span text:style-name="T1">O</text:span><text:span text:style-name="T2"> codificador pode ter múltiplos blocos antes da camada bottleneck, a partir da qual teremos a arquitetura simétrica do decodificador da U-Net. </text:span><text:span text:style-name="T1">Você deve editar o arquivo arch-unet.json a fim de encontrar a arquitetura e os hiperparâmetros mais adequados para cada dataset.</text:span></text:p>
      <text:p text:style-name="P12"/>
      <text:p text:style-name="P4"><text:span text:style-name="T2">V</text:span><text:span text:style-name="T1">ocê deve ainda modificar o seu </text:span><text:span text:style-name="T7">código do Dynamic Trees</text:span><text:span text:style-name="T1"> na libmo445 para que ele aceite tanto a imagem original com uma </text:span><text:span text:style-name="T3"><text:s/>imagem multicanal <text:s/>das ativações </text:span><text:span text:style-name="T2"><text:s/></text:span><text:span text:style-name="T3">do codificador na saída de um dos blocos ou d</text:span><text:span text:style-name="T1">e sua</text:span><text:span text:style-name="T3"> camada bottleneck. </text:span><text:span text:style-name="T1">O objetivo aqui é avaliar se o codificador pode ser usado para melhorar a segmentação via Dynamic Trees. </text:span></text:p>
      <text:p text:style-name="P15"/>
      <text:p text:style-name="P14">Os scripts .sh são: </text:p>
      <text:p text:style-name="P16"/>
      <text:p text:style-name="P5"><text:span text:style-name="T8">train_encoder.sh</text:span><text:span text:style-name="T6"> – <text:s/>este script espera que você tenha selecionado a arquitetura e os hiperparâmetros do codificador em </text:span><text:span text:style-name="T20">arch-unet.json</text:span><text:span text:style-name="T6">, colocado na pasta </text:span><text:span text:style-name="T11">imgs_and_markers</text:span><text:span text:style-name="T6"> uma ou mais </text:span><text:span text:style-name="T20">imagens</text:span><text:span text:style-name="T6"> de um dos datasets e com o mesmo nome base e extensão .txt, os arquivos de </text:span><text:span text:style-name="T20">marcadores </text:span><text:span text:style-name="T6">correspondentes para segmentação dessas imagens via Dynamic Trees. Os marcadores </text:span><text:soft-page-break/><text:span text:style-name="T6">podem ser selecionados com a ferramenta </text:span><text:span text:style-name="T20">annotation</text:span><text:span text:style-name="T6">, já utilizada por você antes. <text:s/></text:span></text:p>
      <text:p text:style-name="P16"/>
      <text:p text:style-name="P6"><text:span text:style-name="T1">dynamic_trees.sh – </text:span><text:span text:style-name="T9">este script utiliza o codificador projetado pelo train_encoder.sh para extrair características e usar a saída de um dos blocos/bottleneck para segmentar uma dada imagem a partir de seus marcadores usando o seu código do Dynamic Trees. Você pode editar o script e selecionar a entrada para o seu código. O parâmetro de entrada </text:span><text:span text:style-name="T10">é</text:span><text:span text:style-name="T9"> o </text:span><text:span text:style-name="T10">número da imagem que colocou em imgs_and_markers</text:span><text:span text:style-name="T9">. Ao executar o script <text:s/>para cada imagem em imgs_and_markers, as máscaras resultantes são armazenadas na pasta </text:span><text:span text:style-name="T21">labels</text:span><text:span text:style-name="T9">. </text:span></text:p>
      <text:p text:style-name="P16"/>
      <text:p text:style-name="P6"><text:span text:style-name="T13">t</text:span><text:span text:style-name="T12">rain_unet.sh – </text:span><text:span text:style-name="T14">este script usa o arch-unet.json, o codificador gerado por train_encoder.sh, as imagens em imgs_and_markers, e as máscaras geradas em labels pelo dynamic_trees, para treinar uma FLIM-U-Net, gerando um </text:span><text:span text:style-name="T21">modelo</text:span><text:span text:style-name="T14"> que pode ser usado para segmentar as demais imagens do dataset. Como parâmetro de entrada, você deve especificar o número de épocas. </text:span></text:p>
      <text:p text:style-name="P17"/>
      <text:p text:style-name="P7"><text:span text:style-name="T12">eval_unet.sh</text:span><text:span text:style-name="T14"> <text:s/>– Este script usa o modelo gerado, </text:span><text:span text:style-name="T15">o arquivo arch-unet.json, e as pastas contendo as imagens e ground-truths do dataset para avaliar o modelo, gerando os resultados na pasta </text:span><text:span text:style-name="T22">output</text:span><text:span text:style-name="T15">. O procedimento também aplica um pós-processamento para fechar buracos e eliminar componentes com área menor que um limiar. Como parâmetros de entrada, você deve informar o número do dataset que está trabalhando (e.g., 1) e o limiar de área (e.g., 2000 pixels). </text:span></text:p>
      <text:p text:style-name="P18"/>
      <text:list xml:id="list786048424" text:style-name="L1">
        <text:list-item>
          <text:p text:style-name="P24"><text:span text:style-name="T15">Para os experimentos, você deverá primeiro selecionar a arquitetura e os hiperparâmetros </text:span><text:span text:style-name="T16">do codificador em arch-unet.json. </text:span><text:span text:style-name="T15"><text:s/></text:span></text:p>
        </text:list-item>
        <text:list-item>
          <text:p text:style-name="P25"><text:span text:style-name="T15">D</text:span><text:span text:style-name="T14">eve selecionar um dos 5 datasets e copiar para imgs_and_markers uma ou mais imagens selecionadas para treinamento. </text:span></text:p>
        </text:list-item>
        <text:list-item>
          <text:p text:style-name="P19"><text:soft-page-break/>Deve usar o annotation para selecionar os marcadores, salvando o arquivo txt de cada imagem na mesma pasta imgs_and_markers.</text:p>
        </text:list-item>
        <text:list-item>
          <text:p text:style-name="P20">Deve executar train_encoder.sh, dynamic_trees.sh e annotation até que as máscaras em labels (verifique os arquivos _segm.png) representem os objetos desejados.</text:p>
          <text:p text:style-name="P22">Exemplo:</text:p>
          <text:list>
            <text:list-header>
              <text:p text:style-name="P22">train_encoder.sh</text:p>
              <text:p text:style-name="P26"><text:span text:style-name="T18">d</text:span><text:span text:style-name="T14">ynamic_trees.sh 9 </text:span><text:span text:style-name="T19">(executa a segmentação da imagem 9.png usando o arquivo 9.txt com os marcadores). </text:span></text:p>
              <text:list>
                <text:list-item>
                  <text:list>
                    <text:list-header>
                      <text:p text:style-name="P20"><text:s/></text:p>
                    </text:list-header>
                  </text:list>
                </text:list-item>
              </text:list>
            </text:list-header>
          </text:list>
        </text:list-item>
        <text:list-item>
          <text:p text:style-name="P19">Após definir as máscaras no item 4, você deve executar train_unet.sh e eval_unet.sh. </text:p>
        </text:list-item>
      </text:list>
      <text:p text:style-name="P9"><text:span text:style-name="T14"><text:tab/></text:span><text:span text:style-name="T18">Exemplo:</text:span></text:p>
      <text:p text:style-name="P23"><text:tab/><text:tab/>train_unet.sh 30 <text:s/>(executa por 30 épocas)</text:p>
      <text:p text:style-name="P10"><text:span text:style-name="T14"><text:tab/><text:tab/></text:span><text:span text:style-name="T18">eval_unet 1 2000 (avalia no dataset1 e elimina <text:tab/><text:tab/><text:tab/>componentes com menos que 2000 pixels). </text:span></text:p>
      <text:p text:style-name="P21"/>
      <text:p text:style-name="P9"><text:span text:style-name="T14">No relatório do projeto você deve apresentar os resultados para os 5 datasets. Verifique o melhor arch-unet.json para cada dataset, quantas imagens de treino foram necessárias para obter um bom resultado da u-net? </text:span><text:span text:style-name="T17">Você pode até usar arquiteturas distintas para a segmentação por dynamic trees e para a segmentação pela u-net. Verifique se isso é necessário. </text:span><text:span text:style-name="T14">Qual é a melhor opção de entrada (a imagem original ou alguma saída do codificador?) para o dynamic trees segmentar as imagens? Quais hiperparâmetros dos scripts geraram os melhores resultados em cada dataset? Qual é a sua conclusão sobre a viabilidade desta abordagem híbrida? </text:span></text:p>
      <text:p text:style-name="P16"><text:s/></text:p>
      <text:p text:style-name="P15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9T18:46:39.731951299</meta:creation-date>
    <dc:date>2021-10-29T20:46:46.031485318</dc:date>
    <meta:editing-duration>PT11M55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4" meta:paragraph-count="29" meta:word-count="946" meta:character-count="6184" meta:non-whitespace-character-count="5225"/>
  </office:meta>
</office:document-meta>
</file>